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order="0.74pt solid #000000"/>
    </style:style>
    <style:style style:name="ce3" style:family="table-cell" style:parent-style-name="Default" style:data-style-name="N121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tc" table:style-name="ta1">
        <table:shapes>
          <draw:frame draw:z-index="0" draw:style-name="gr1" draw:text-style-name="P1" svg:width="13.6669in" svg:height="9.178in" svg:x="1.6138in" svg:y="0.011in">
            <draw:object draw:notify-on-update-of-ranges="ltc.A1:ltc.A1 ltc.A2:ltc.A52 ltc.B1:ltc.B1 ltc.B2:ltc.B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V, V</text:p>
          </table:table-cell>
          <table:table-cell table:style-name="ce1" office:value-type="string" calcext:value-type="string">
            <text:p>P, W</text:p>
          </table:table-cell>
        </table:table-row>
        <table:table-row table:style-name="ro1">
          <table:table-cell office:value-type="float" office:value="0.217703" calcext:value-type="float">
            <text:p>0.218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0.437593" calcext:value-type="float">
            <text:p>0.438</text:p>
          </table:table-cell>
          <table:table-cell table:formula="of:=[.B2]+0.1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11254" calcext:value-type="float">
            <text:p>0.511</text:p>
          </table:table-cell>
          <table:table-cell table:formula="of:=[.B3]+0.1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68662" calcext:value-type="float">
            <text:p>0.569</text:p>
          </table:table-cell>
          <table:table-cell table:formula="of:=[.B4]+0.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17671" calcext:value-type="float">
            <text:p>0.618</text:p>
          </table:table-cell>
          <table:table-cell table:formula="of:=[.B5]+0.1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661194" calcext:value-type="float">
            <text:p>0.661</text:p>
          </table:table-cell>
          <table:table-cell table:formula="of:=[.B6]+0.1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70075" calcext:value-type="float">
            <text:p>0.701</text:p>
          </table:table-cell>
          <table:table-cell table:formula="of:=[.B7]+0.1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737262" calcext:value-type="float">
            <text:p>0.737</text:p>
          </table:table-cell>
          <table:table-cell table:formula="of:=[.B8]+0.1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771366" calcext:value-type="float">
            <text:p>0.771</text:p>
          </table:table-cell>
          <table:table-cell table:formula="of:=[.B9]+0.1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803485" calcext:value-type="float">
            <text:p>0.803</text:p>
          </table:table-cell>
          <table:table-cell table:formula="of:=[.B10]+0.1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833913" calcext:value-type="float">
            <text:p>0.834</text:p>
          </table:table-cell>
          <table:table-cell table:formula="of:=[.B11]+0.1" office:value-type="float" office:value="1" calcext:value-type="float">
            <text:p>1.0</text:p>
          </table:table-cell>
        </table:table-row>
        <table:table-row table:style-name="ro1">
          <table:table-cell office:value-type="float" office:value="0.862923" calcext:value-type="float">
            <text:p>0.863</text:p>
          </table:table-cell>
          <table:table-cell table:formula="of:=[.B12]+0.1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890654" calcext:value-type="float">
            <text:p>0.891</text:p>
          </table:table-cell>
          <table:table-cell table:formula="of:=[.B13]+0.1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.917334" calcext:value-type="float">
            <text:p>0.917</text:p>
          </table:table-cell>
          <table:table-cell table:formula="of:=[.B14]+0.1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943033" calcext:value-type="float">
            <text:p>0.943</text:p>
          </table:table-cell>
          <table:table-cell table:formula="of:=[.B15]+0.1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0.967867" calcext:value-type="float">
            <text:p>0.968</text:p>
          </table:table-cell>
          <table:table-cell table:formula="of:=[.B16]+0.1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.991913" calcext:value-type="float">
            <text:p>0.992</text:p>
          </table:table-cell>
          <table:table-cell table:formula="of:=[.B17]+0.1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.01523" calcext:value-type="float">
            <text:p>1.015</text:p>
          </table:table-cell>
          <table:table-cell table:formula="of:=[.B18]+0.1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.03788" calcext:value-type="float">
            <text:p>1.038</text:p>
          </table:table-cell>
          <table:table-cell table:formula="of:=[.B19]+0.1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.05991" calcext:value-type="float">
            <text:p>1.060</text:p>
          </table:table-cell>
          <table:table-cell table:formula="of:=[.B20]+0.1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.08136" calcext:value-type="float">
            <text:p>1.081</text:p>
          </table:table-cell>
          <table:table-cell table:formula="of:=[.B21]+0.1"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.10225" calcext:value-type="float">
            <text:p>1.102</text:p>
          </table:table-cell>
          <table:table-cell table:formula="of:=[.B22]+0.1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.12271" calcext:value-type="float">
            <text:p>1.123</text:p>
          </table:table-cell>
          <table:table-cell table:formula="of:=[.B23]+0.1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.14275" calcext:value-type="float">
            <text:p>1.143</text:p>
          </table:table-cell>
          <table:table-cell table:formula="of:=[.B24]+0.1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.16241" calcext:value-type="float">
            <text:p>1.162</text:p>
          </table:table-cell>
          <table:table-cell table:formula="of:=[.B25]+0.1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.18167" calcext:value-type="float">
            <text:p>1.182</text:p>
          </table:table-cell>
          <table:table-cell table:formula="of:=[.B26]+0.1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.20058" calcext:value-type="float">
            <text:p>1.201</text:p>
          </table:table-cell>
          <table:table-cell table:formula="of:=[.B27]+0.1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.21915" calcext:value-type="float">
            <text:p>1.219</text:p>
          </table:table-cell>
          <table:table-cell table:formula="of:=[.B28]+0.1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.23734" calcext:value-type="float">
            <text:p>1.237</text:p>
          </table:table-cell>
          <table:table-cell table:formula="of:=[.B29]+0.1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.2552" calcext:value-type="float">
            <text:p>1.255</text:p>
          </table:table-cell>
          <table:table-cell table:formula="of:=[.B30]+0.1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.27276" calcext:value-type="float">
            <text:p>1.273</text:p>
          </table:table-cell>
          <table:table-cell table:formula="of:=[.B31]+0.1" office:value-type="float" office:value="3" calcext:value-type="float">
            <text:p>3.0</text:p>
          </table:table-cell>
        </table:table-row>
        <table:table-row table:style-name="ro1">
          <table:table-cell office:value-type="float" office:value="1.29003" calcext:value-type="float">
            <text:p>1.290</text:p>
          </table:table-cell>
          <table:table-cell table:formula="of:=[.B32]+0.1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.30703" calcext:value-type="float">
            <text:p>1.307</text:p>
          </table:table-cell>
          <table:table-cell table:formula="of:=[.B33]+0.1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.32376" calcext:value-type="float">
            <text:p>1.324</text:p>
          </table:table-cell>
          <table:table-cell table:formula="of:=[.B34]+0.1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.34023" calcext:value-type="float">
            <text:p>1.340</text:p>
          </table:table-cell>
          <table:table-cell table:formula="of:=[.B35]+0.1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.35648" calcext:value-type="float">
            <text:p>1.356</text:p>
          </table:table-cell>
          <table:table-cell table:formula="of:=[.B36]+0.1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.37249" calcext:value-type="float">
            <text:p>1.372</text:p>
          </table:table-cell>
          <table:table-cell table:formula="of:=[.B37]+0.1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.38829" calcext:value-type="float">
            <text:p>1.388</text:p>
          </table:table-cell>
          <table:table-cell table:formula="of:=[.B38]+0.1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.40389" calcext:value-type="float">
            <text:p>1.404</text:p>
          </table:table-cell>
          <table:table-cell table:formula="of:=[.B39]+0.1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.41929" calcext:value-type="float">
            <text:p>1.419</text:p>
          </table:table-cell>
          <table:table-cell table:formula="of:=[.B40]+0.1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.43449" calcext:value-type="float">
            <text:p>1.434</text:p>
          </table:table-cell>
          <table:table-cell table:formula="of:=[.B41]+0.1"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.4495" calcext:value-type="float">
            <text:p>1.450</text:p>
          </table:table-cell>
          <table:table-cell table:formula="of:=[.B42]+0.1"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.46435" calcext:value-type="float">
            <text:p>1.464</text:p>
          </table:table-cell>
          <table:table-cell table:formula="of:=[.B43]+0.1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.47901" calcext:value-type="float">
            <text:p>1.479</text:p>
          </table:table-cell>
          <table:table-cell table:formula="of:=[.B44]+0.1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.49352" calcext:value-type="float">
            <text:p>1.494</text:p>
          </table:table-cell>
          <table:table-cell table:formula="of:=[.B45]+0.1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.50787" calcext:value-type="float">
            <text:p>1.508</text:p>
          </table:table-cell>
          <table:table-cell table:formula="of:=[.B46]+0.1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.52206" calcext:value-type="float">
            <text:p>1.522</text:p>
          </table:table-cell>
          <table:table-cell table:formula="of:=[.B47]+0.1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.5361" calcext:value-type="float">
            <text:p>1.536</text:p>
          </table:table-cell>
          <table:table-cell table:formula="of:=[.B48]+0.1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.54998" calcext:value-type="float">
            <text:p>1.550</text:p>
          </table:table-cell>
          <table:table-cell table:formula="of:=[.B49]+0.1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.56371" calcext:value-type="float">
            <text:p>1.564</text:p>
          </table:table-cell>
          <table:table-cell table:formula="of:=[.B50]+0.1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.57732" calcext:value-type="float">
            <text:p>1.577</text:p>
          </table:table-cell>
          <table:table-cell table:formula="of:=[.B51]+0.1" office:value-type="float" office:value="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9T23:00:17.446029426</dc:date>
    <meta:editing-duration>PT8M14S</meta:editing-duration>
    <meta:editing-cycles>3</meta:editing-cycles>
    <meta:generator>LibreOffice/6.4.3.2$Linux_X86_64 LibreOffice_project/40$Build-2</meta:generator>
    <meta:document-statistic meta:table-count="1" meta:cell-count="1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text-properties fo:font-size="12pt" fo:font-weight="bol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715cm" svg:height="23.313cm" xlink:href=".." xlink:type="simple" chart:class="chart:scatter" chart:style-name="ch1">
        <chart:title svg:x="15.529cm" svg:y="0.602cm" chart:style-name="ch2">
          <text:p>Power vs Voltage</text:p>
        </chart:title>
        <chart:legend chart:legend-position="end" svg:x="30.44cm" svg:y="11.086cm" style:legend-expansion="high" chart:style-name="ch3"/>
        <chart:plot-area chart:style-name="ch4" table:cell-range-address="ltc.A1:ltc.B52" chart:data-source-has-labels="row" svg:x="1.67cm" svg:y="1.819cm" svg:width="28.076cm" svg:height="20.082cm">
          <chartooo:coordinate-region svg:x="2.423cm" svg:y="2.029cm" svg:width="26.875cm" svg:height="19.203cm"/>
          <chart:axis chart:dimension="x" chart:name="primary-x" chart:style-name="ch5">
            <chart:title svg:x="15.372cm" svg:y="22.368cm" chart:style-name="ch6">
              <text:p>V, V</text:p>
            </chart:title>
          </chart:axis>
          <chart:axis chart:dimension="y" chart:name="primary-y" chart:style-name="ch7">
            <chart:title svg:x="0.451cm" svg:y="12.238cm" chart:style-name="ch8">
              <text:p>P, W</text:p>
            </chart:title>
            <chart:grid chart:style-name="ch9" chart:class="major"/>
          </chart:axis>
          <chart:series chart:style-name="ch10" chart:values-cell-range-address="ltc.B2:ltc.B52" chart:label-cell-address="ltc.B1:ltc.B1" chart:class="chart:scatter">
            <chart:domain table:cell-range-address="ltc.A2:ltc.A52"/>
            <chart:regression-curve chart:style-name="ch11">
              <chart:equation chart:display-equation="true" chart:display-r-square="true" svg:x="3.714cm" svg:y="6.032cm" chart:style-name="ch12"/>
            </chart:regression-curve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, W</text:p>
                <draw:g>
                  <svg:desc>ltc.B1:ltc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7703">
                <text:p>0.217703</text:p>
                <draw:g>
                  <svg:desc>ltc.A2:ltc.A52</svg:desc>
                </draw:g>
              </table:table-cell>
              <table:table-cell office:value-type="float" office:value="0">
                <text:p>0</text:p>
                <draw:g>
                  <svg:desc>ltc.B2:ltc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7593">
                <text:p>0.4375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1254">
                <text:p>0.5112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8662">
                <text:p>0.56866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7671">
                <text:p>0.61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1194">
                <text:p>0.661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075">
                <text:p>0.700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37262">
                <text:p>0.73726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1366">
                <text:p>0.77136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3485">
                <text:p>0.8034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3913">
                <text:p>0.833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2923">
                <text:p>0.86292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0654">
                <text:p>0.89065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7334">
                <text:p>0.91733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3033">
                <text:p>0.94303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7867">
                <text:p>0.9678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913">
                <text:p>0.99191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523">
                <text:p>1.0152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3788">
                <text:p>1.0378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991">
                <text:p>1.0599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8136">
                <text:p>1.08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0225">
                <text:p>1.102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271">
                <text:p>1.1227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4275">
                <text:p>1.1427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6241">
                <text:p>1.1624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8167">
                <text:p>1.181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0058">
                <text:p>1.2005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1915">
                <text:p>1.2191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3734">
                <text:p>1.237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552">
                <text:p>1.255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7276">
                <text:p>1.27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9003">
                <text:p>1.2900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0703">
                <text:p>1.3070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376">
                <text:p>1.3237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4023">
                <text:p>1.3402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648">
                <text:p>1.3564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7249">
                <text:p>1.3724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8829">
                <text:p>1.3882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0389">
                <text:p>1.4038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1929">
                <text:p>1.4192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3449">
                <text:p>1.43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495">
                <text:p>1.449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6435">
                <text:p>1.4643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7901">
                <text:p>1.4790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9352">
                <text:p>1.4935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0787">
                <text:p>1.507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2206">
                <text:p>1.5220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361">
                <text:p>1.536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4998">
                <text:p>1.5499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6371">
                <text:p>1.5637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732">
                <text:p>1.5773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